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size-complex="10pt" style:font-weight-complex="bold"/>
    </style:style>
    <style:style style:name="P3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Arial" style:font-name-complex="Arial" style:font-size-complex="10pt" style:font-weight-complex="bold"/>
    </style:style>
    <style:style style:name="P6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Arial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style:font-name-complex="Arial" style:font-size-complex="10pt" style:font-weight-complex="bold"/>
    </style:style>
    <style:style style:name="P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9" style:family="paragraph" style:parent-style-name="Normal">
      <style:text-properties style:font-name="Arial" fo:font-weight="bold" style:font-weight-asian="bold" style:font-name-complex="Arial" style:font-size-complex="10pt" style:font-weight-complex="bold"/>
    </style:style>
    <style:style style:name="P10" style:family="paragraph" style:parent-style-name="Normal">
      <style:text-properties style:font-name="Arial" fo:font-size="12pt" style:font-size-asian="12pt" style:font-name-complex="Arial" style:font-size-complex="10pt" style:font-weight-complex="bold"/>
    </style:style>
    <style:style style:name="P11" style:family="paragraph" style:parent-style-name="Normal">
      <style:text-properties style:font-name="Arial" fo:font-size="12pt" style:font-size-asian="12pt" style:font-name-complex="Arial" style:font-size-complex="16pt"/>
    </style:style>
    <style:style style:name="P12" style:family="paragraph" style:parent-style-name="Paragraphe_20_de_20_liste">
      <style:text-properties style:font-name="Arial" fo:font-size="12pt" style:font-size-asian="12pt" style:font-name-complex="Arial" style:font-size-complex="16pt"/>
    </style:style>
    <style:style style:name="P13" style:family="paragraph" style:parent-style-name="Paragraphe_20_de_20_liste">
      <style:text-properties fo:color="#000000" loext:opacity="100%" style:font-name="Arial" fo:font-size="12pt" officeooo:rsid="000d8f90" officeooo:paragraph-rsid="000e1f6e" style:font-size-asian="12pt" style:font-name-complex="Arial" style:font-size-complex="16pt"/>
    </style:style>
    <style:style style:name="P14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6pt"/>
    </style:style>
    <style:style style:name="P15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style:font-size-asian="12pt" style:font-name-complex="Arial" style:font-size-complex="16pt"/>
    </style:style>
    <style:style style:name="P16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7" style:family="paragraph" style:parent-style-name="Normal">
      <style:text-properties style:font-name="Arial" fo:font-size="12pt" style:font-size-asian="12pt" style:font-size-complex="12pt"/>
    </style:style>
    <style:style style:name="P18" style:family="paragraph" style:parent-style-name="Normal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name-complex="Arial" style:font-size-complex="10pt" style:font-weight-complex="bold"/>
    </style:style>
    <style:style style:name="P19" style:family="paragraph" style:parent-style-name="Normal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0" style:family="paragraph" style:parent-style-name="Paragraphe_20_de_20_liste" style:list-style-name="L1"/>
    <style:style style:name="P21" style:family="paragraph" style:parent-style-name="Paragraphe_20_de_20_liste" style:list-style-name="L1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2" style:family="paragraph" style:parent-style-name="Paragraphe_20_de_20_liste" style:list-style-name="L2">
      <style:text-properties style:font-name="Arial" fo:font-size="12pt" style:font-size-asian="12pt" style:font-name-complex="Arial" style:font-size-complex="16pt"/>
    </style:style>
    <style:style style:name="P23" style:family="paragraph" style:parent-style-name="Paragraphe_20_de_20_liste" style:list-style-name="L4">
      <style:text-properties style:font-name="Arial" fo:font-size="12pt" style:font-size-asian="12pt" style:font-name-complex="Arial" style:font-size-complex="16pt"/>
    </style:style>
    <style:style style:name="P24" style:family="paragraph" style:parent-style-name="Paragraphe_20_de_20_liste" style:list-style-name="L3">
      <style:text-properties style:font-name="Arial" fo:font-size="12pt" style:font-size-asian="12pt" style:font-name-complex="Arial" style:font-size-complex="16pt"/>
    </style:style>
    <style:style style:name="P25" style:family="paragraph" style:parent-style-name="Paragraphe_20_de_20_liste" style:list-style-name="L6">
      <style:text-properties style:font-name="Arial" fo:font-size="12pt" style:font-size-asian="12pt" style:font-name-complex="Arial" style:font-size-complex="16pt"/>
    </style:style>
    <style:style style:name="P26" style:family="paragraph" style:parent-style-name="Paragraphe_20_de_20_liste" style:list-style-name="L3">
      <style:text-properties style:font-name="Arial" fo:font-size="12pt" officeooo:rsid="0013366a" officeooo:paragraph-rsid="0013366a" style:font-size-asian="12pt" style:font-name-complex="Arial" style:font-size-complex="16pt"/>
    </style:style>
    <style:style style:name="P27" style:family="paragraph" style:parent-style-name="Paragraphe_20_de_20_liste" style:list-style-name="L3"/>
    <style:style style:name="P28" style:family="paragraph" style:parent-style-name="Paragraphe_20_de_20_liste" style:list-style-name="L5"/>
    <style:style style:name="P29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30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officeooo:rsid="0013366a" officeooo:paragraph-rsid="0013366a" style:font-size-asian="12pt" style:font-name-complex="Arial" style:font-size-complex="16pt"/>
    </style:style>
    <style:style style:name="P31" style:family="paragraph" style:parent-style-name="Paragraphe_20_de_20_liste" style:list-style-name="L1">
      <style:paragraph-properties fo:margin-left="0cm" fo:margin-right="0cm" fo:text-indent="0cm" style:auto-text-indent="false"/>
      <style:text-properties fo:color="#000000" loext:opacity="100%" style:font-name="Arial" fo:font-size="12pt" officeooo:rsid="0013366a" officeooo:paragraph-rsid="0013366a" style:font-size-asian="12pt" style:font-name-complex="Arial" style:font-size-complex="10pt" style:font-weight-complex="bold"/>
    </style:style>
    <style:style style:name="P32" style:family="paragraph" style:parent-style-name="Paragraphe_20_de_20_liste" style:list-style-name="L7">
      <style:paragraph-properties fo:margin-left="0cm" fo:margin-right="0cm" fo:text-indent="0cm" style:auto-text-indent="false"/>
      <style:text-properties fo:color="#000000" loext:opacity="100%" style:font-name="Arial" fo:font-size="12pt" officeooo:rsid="0013366a" officeooo:paragraph-rsid="0013366a" style:font-size-asian="12pt" style:font-name-complex="Arial" style:font-size-complex="10pt" style:font-weight-complex="bold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fo:font-weight="bold" officeooo:rsid="0013366a" style:font-size-asian="14pt" style:font-weight-asian="bold" style:font-name-complex="Arial" style:font-size-complex="14pt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size="14pt" style:text-underline-style="solid" style:text-underline-width="auto" style:text-underline-color="font-color" fo:font-weight="bold" officeooo:rsid="000c6291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weight="bold" style:font-weight-asian="bold" style:font-name-complex="Arial" style:font-size-complex="10pt" style:font-weight-complex="bold"/>
    </style:style>
    <style:style style:name="T7" style:family="text">
      <style:text-properties style:font-name="Arial" fo:font-size="12pt" style:font-size-asian="12pt" style:font-name-complex="Arial" style:font-size-complex="10pt" style:font-weight-complex="bold"/>
    </style:style>
    <style:style style:name="T8" style:family="text">
      <style:text-properties style:font-name="Arial" fo:font-size="12pt" officeooo:rsid="000c6291" style:font-size-asian="12pt" style:font-name-complex="Arial" style:font-size-complex="10pt" style:font-weight-complex="bold"/>
    </style:style>
    <style:style style:name="T9" style:family="text">
      <style:text-properties style:font-name="Arial" fo:font-size="12pt" style:font-size-asian="12pt" style:font-name-complex="Arial" style:font-size-complex="16pt"/>
    </style:style>
    <style:style style:name="T10" style:family="text">
      <style:text-properties officeooo:rsid="000c6291"/>
    </style:style>
    <style:style style:name="T11" style:family="text">
      <style:text-properties officeooo:rsid="000d8f90"/>
    </style:style>
    <style:style style:name="T12" style:family="text">
      <style:text-properties officeooo:rsid="000e1f6e"/>
    </style:style>
    <style:style style:name="T13" style:family="text">
      <style:text-properties fo:color="#21409a" loext:opacity="100%" style:font-name="Arial" fo:font-size="12pt" style:font-size-asian="12pt" style:font-name-complex="Arial" style:font-size-complex="10pt" style:font-weight-complex="bold"/>
    </style:style>
    <style:style style:name="T14" style:family="text">
      <style:text-properties fo:color="#000000" loext:opacity="100%" style:font-weight-complex="bold"/>
    </style:style>
    <style:style style:name="T15" style:family="text">
      <style:text-properties officeooo:rsid="0013366a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2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5LVL1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Police_20_par_20_défaut"><text:span text:style-name="T1">COMPTE RENDU </text:span></text:span><text:span text:style-name="Police_20_par_20_défaut"><text:span text:style-name="T3">1</text:span></text:span></text:p>
      <text:p text:style-name="Normal"/>
      <text:p text:style-name="Normal"/>
      <text:p text:style-name="P1"><text:span text:style-name="Police_20_par_20_défaut"><text:span text:style-name="T6">Projet :<text:tab/></text:span></text:span><text:span text:style-name="Police_20_par_20_défaut"><text:span text:style-name="T2">Web Service de Génération de Mot de Passe</text:span></text:span></text:p>
      <text:p text:style-name="P3">Sujet :<text:tab/>Cadrage de projet <text:s text:c="2"/></text:p>
      <text:p text:style-name="P3">Date réunion :<text:tab/> 10/02/2023 <text:s text:c="3"/></text:p>
      <text:p text:style-name="P1"><text:span text:style-name="Police_20_par_20_défaut"><text:span text:style-name="T6">Heur de début : <text:s text:c="4"/>10 H 30 </text:span></text:span></text:p>
      <text:p text:style-name="Normal"><text:span text:style-name="Police_20_par_20_défaut"><text:span text:style-name="T6">Heur de fin : <text:s text:c="10"/>11 H 00 </text:span></text:span></text:p>
      <text:p text:style-name="P9"/>
      <text:p text:style-name="P9"/>
      <text:p text:style-name="P2">Participants : 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om et prénom de participant :</text:p>
          </table:table-cell>
          <table:table-cell table:style-name="Tableau1.A1" office:value-type="string">
            <text:p text:style-name="P4">Son rôle :</text:p>
          </table:table-cell>
        </table:table-row>
        <table:table-row table:style-name="Tableau1.1">
          <table:table-cell table:style-name="Tableau1.A2" office:value-type="string">
            <text:p text:style-name="P7">BONNEFOY Ludovic</text:p>
          </table:table-cell>
          <table:table-cell table:style-name="Tableau1.B2" office:value-type="string">
            <text:p text:style-name="P6">Product Owner</text:p>
          </table:table-cell>
        </table:table-row>
        <table:table-row table:style-name="Tableau1.1">
          <table:table-cell table:style-name="Tableau1.A3" office:value-type="string">
            <text:p text:style-name="P7">OUMOHAND Sara</text:p>
          </table:table-cell>
          <table:table-cell table:style-name="Tableau1.B3" office:value-type="string">
            <text:p text:style-name="P7">Développeur</text:p>
          </table:table-cell>
        </table:table-row>
        <table:table-row table:style-name="Tableau1.1">
          <table:table-cell table:style-name="Tableau1.A4" office:value-type="string">
            <text:p text:style-name="P7">MERBAH Reda</text:p>
          </table:table-cell>
          <table:table-cell table:style-name="Tableau1.B4" office:value-type="string">
            <text:p text:style-name="P7">Développeur</text:p>
          </table:table-cell>
        </table:table-row>
        <table:table-row table:style-name="Tableau1.1">
          <table:table-cell table:style-name="Tableau1.A5" office:value-type="string">
            <text:p text:style-name="P7">KHARBOUCH Mohammed</text:p>
          </table:table-cell>
          <table:table-cell table:style-name="Tableau1.B5" office:value-type="string">
            <text:p text:style-name="P7">Développeur</text:p>
          </table:table-cell>
        </table:table-row>
        <table:table-row table:style-name="Tableau1.1">
          <table:table-cell table:style-name="Tableau1.A6" office:value-type="string">
            <text:p text:style-name="P7">MARTIN Elisa</text:p>
          </table:table-cell>
          <table:table-cell table:style-name="Tableau1.B6" office:value-type="string">
            <text:p text:style-name="P7">Scrum Maste<text:span text:style-name="T10">r</text:span></text:p>
          </table:table-cell>
        </table:table-row>
      </table:table>
      <text:p text:style-name="P9"><text:s/></text:p>
      <text:p text:style-name="P9"/>
      <text:p text:style-name="P9"/>
      <text:p text:style-name="P8">Contexte : </text:p>
      <text:p text:style-name="Normal"/>
      <text:p text:style-name="P17">L’objectif de cette réunion e<text:span text:style-name="T10">s</text:span>t de discuter des attentes d<text:span text:style-name="T10">u</text:span> client.</text:p>
      <text:p text:style-name="Normal"/>
      <text:p text:style-name="P1"><text:span text:style-name="Police_20_par_20_défaut"><text:span text:style-name="T4">Les points abordés lors de la réunion</text:span></text:span><text:span text:style-name="Police_20_par_20_défaut"><text:span text:style-name="T2"> :</text:span></text:span></text:p>
      <text:p text:style-name="P10"/>
      <text:p text:style-name="P18"><text:span text:style-name="T11">N</text:span>ous avons listé les tâches à faire afin de développer le site et proposer plusieurs fonctionnalités aux utilisateurs :</text:p>
      <text:p text:style-name="P19"/>
      <text:list xml:id="list2806058709" text:style-name="L1">
        <text:list-item>
          <text:p text:style-name="P21"><text:span text:style-name="T10">Génération</text:span> des mots de passe en spécifiant la taille <text:span text:style-name="T11">qui est la première tâche nous ayant été demandé par le client</text:span></text:p>
        </text:list-item>
      </text:list>
      <text:p text:style-name="P10"/>
      <text:list xml:id="list170637829924563" text:continue-numbering="true" text:style-name="L1">
        <text:list-item>
          <text:p text:style-name="P20"><text:span text:style-name="Police_20_par_20_défaut"><text:span text:style-name="T7">Mise à jour d</text:span></text:span><text:span text:style-name="Police_20_par_20_défaut"><text:span text:style-name="T8">u</text:span></text:span><text:span text:style-name="Police_20_par_20_défaut"><text:span text:style-name="T7"> site afin de pouvoir spécifier plus de fonctionnalités pour la génération d</text:span></text:span><text:span text:style-name="Police_20_par_20_défaut"><text:span text:style-name="T8">u</text:span></text:span><text:span text:style-name="Police_20_par_20_défaut"><text:span text:style-name="T7"> mot de passe :</text:span></text:span></text:p>
        </text:list-item>
      </text:list>
      <text:p text:style-name="Paragraphe_20_de_20_liste"/>
      <text:list xml:id="list2230224882" text:style-name="L2">
        <text:list-item>
          <text:p text:style-name="P22">Majuscule</text:p>
        </text:list-item>
        <text:list-item>
          <text:p text:style-name="P22">Minuscule</text:p>
        </text:list-item>
        <text:list-item>
          <text:p text:style-name="P22">Chiffres</text:p>
        </text:list-item>
        <text:list-item>
          <text:p text:style-name="P22">Symboles</text:p>
        </text:list-item>
      </text:list>
      <text:p text:style-name="P10"/>
      <text:list xml:id="list95260448" text:style-name="L3">
        <text:list-item>
          <text:p text:style-name="P27"><text:span text:style-name="Police_20_par_20_défaut"><text:span text:style-name="T7">Mise à jour de site afin de pouvoir spécifier plus de fonctionnalités pour la génération de mot de passe :</text:span></text:span></text:p>
        </text:list-item>
      </text:list>
      <text:list xml:id="list1743167321" text:style-name="L4">
        <text:list-item>
          <text:p text:style-name="P23">Fort </text:p>
        </text:list-item>
        <text:list-item>
          <text:p text:style-name="P23">Faible</text:p>
        </text:list-item>
      </text:list>
      <text:p text:style-name="P11"/>
      <text:list xml:id="list192554133253679" text:style-name="L3">
        <text:list-item>
          <text:p text:style-name="P24"><text:soft-page-break/>Critère de validation d’un mot de passe fort : un mot de passe fort contient une majuscule, une minuscule, un chiffre et un symbole. Et ne doit pas correspondre à un mot d<text:span text:style-name="T10">u </text:span>dictionnaire.</text:p>
          <text:p text:style-name="P24"/>
        </text:list-item>
        <text:list-item>
          <text:p text:style-name="P24">L’interface et l’ergonomie d<text:span text:style-name="T10">u</text:span> site : l’interface sera intégrer au site web de l’université, pour cela les couleurs doivent correspondre à l’existant (Orange, rouge, blanc)</text:p>
          <text:p text:style-name="P24"/>
        </text:list-item>
        <text:list-item>
          <text:p text:style-name="P26">Rendre le site responsive</text:p>
        </text:list-item>
      </text:list>
      <text:p text:style-name="P15"/>
      <text:p text:style-name="P11"/>
      <text:p text:style-name="Normal"><text:span text:style-name="Police_20_par_20_défaut"><text:span text:style-name="T9"><text:s/></text:span></text:span><text:span text:style-name="Police_20_par_20_défaut"><text:span text:style-name="T4">Décision</text:span></text:span><text:span text:style-name="Police_20_par_20_défaut"><text:span text:style-name="T5">s</text:span></text:span><text:span text:style-name="Police_20_par_20_défaut"><text:span text:style-name="T4"> :</text:span></text:span></text:p>
      <text:p text:style-name="Normal"><text:span text:style-name="Police_20_par_20_défaut"><text:span text:style-name="T13"/></text:span></text:p>
      <text:p text:style-name="P30">Pour ce sprint, nous allons effectuer les tâches suivantes :</text:p>
      <text:list xml:id="list170638164990619" text:continue-list="list170637829924563" text:style-name="L1">
        <text:list-header>
          <text:p text:style-name="P31"/>
        </text:list-header>
      </text:list>
      <text:list xml:id="list312862732" text:style-name="L7">
        <text:list-item>
          <text:p text:style-name="P32"><text:span text:style-name="T10">Génération</text:span> des mots de passe en spécifiant la taille <text:span text:style-name="T11">qui est la première tâche nous ayant été demandé par le client</text:span></text:p>
          <text:p text:style-name="P32"/>
        </text:list-item>
        <text:list-item>
          <text:p text:style-name="P32">Rendre le site responsive</text:p>
        </text:list-item>
      </text:list>
      <text:p text:style-name="P13"/>
      <text:p text:style-name="P29"><text:span text:style-name="Police_20_par_20_défaut"><text:span text:style-name="T14"><text:tab/>De plus, concernant les autres fonctionnalités, elles seront développées selon les demandes et les priorités du client. Au cours du projet, d’autres tâches pourront être demandées par le client. </text:span></text:span></text:p>
      <text:list xml:id="list888696287" text:style-name="L5">
        <text:list-header>
          <text:p text:style-name="P28"><text:span text:style-name="Police_20_par_20_défaut"><text:span text:style-name="T7"/></text:span></text:p>
        </text:list-header>
      </text:list>
      <text:list xml:id="list3184303201" text:style-name="L6">
        <text:list-item>
          <text:p text:style-name="P25">Le site doit répondre rapidement (<text:span text:style-name="T10">en moins d’une seconde</text:span>)</text:p>
        </text:list-item>
      </text:list>
      <text:p text:style-name="P11"/>
      <text:list xml:id="list170637624101120" text:continue-numbering="true" text:style-name="L6">
        <text:list-item>
          <text:p text:style-name="P25">L’équipe de développeur a choisi de coder le site en PHP, et l’interface graphique avec HTML et CSS.</text:p>
        </text:list-item>
      </text:list>
      <text:p text:style-name="P12"/>
      <text:p text:style-name="P14"/>
      <text:p text:style-name="P11"><text:s text:c="2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Heading_20_1" style:next-style-name="Heading_20_1" style:auto-update="true" style:default-outline-level="1" style:list-style-name="" style:class="text">
      <style:paragraph-properties fo:margin-top="0.635cm" fo:margin-bottom="0.635cm" style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2.24pt solid #f7caac" style:shadow="none"/>
      <style:text-properties fo:color="#c45911" loext:opacity="100%" fo:font-size="26pt" fo:letter-spacing="-0.018cm" style:letter-kerning="true" style:font-size-asian="26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82cm" style:contextual-spacing="false" fo:keep-together="always" fo:hyphenation-ladder-count="no-limit" fo:keep-with-next="always"/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.282cm" style:contextual-spacing="false" fo:keep-together="always" fo:hyphenation-ladder-count="no-limit" fo:keep-with-next="always"/>
      <style:text-properties fo:color="#ed7d31" loext:opacity="100%" style:font-name="Calibri Light" fo:font-family="'Calibri Light'" style:font-family-generic="swiss" style:font-pitch="variable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884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0.614cm"/>
        </style:tab-stops>
      </style:paragraph-properties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3.133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1.863cm"/>
        </style:tab-stops>
      </style:paragraph-properties>
      <style:text-properties fo:color="#385623" loext:opacity="100%" style:font-name="Calibri Light" fo:font-family="'Calibri Light'" style:font-family-generic="swiss" style:font-pitch="variable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4.382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3.112cm"/>
        </style:tab-stops>
      </style:paragraph-properties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Citation_20_reda" style:display-name="Citation reda" style:family="paragraph">
      <loext:graphic-properties draw:fill="solid" draw:fill-color="#eefbfc" draw:opacity="100%"/>
      <style:paragraph-properties fo:line-height="100%" fo:hyphenation-ladder-count="no-limit" fo:background-color="#eefbfc" fo:padding-left="0.141cm" fo:padding-right="0cm" fo:padding-top="0cm" fo:padding-bottom="0cm" fo:border-left="1.5pt solid #8496b0" fo:border-right="none" fo:border-top="none" fo:border-bottom="none" style:shadow="none"/>
      <style:text-properties fo:color="#323e4f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 fo:hyphenate="false" loext:hyphenation-no-caps="false"/>
    </style:style>
    <style:style style:name="cmd" style:family="paragraph" style:parent-style-name="Normal">
      <loext:graphic-properties draw:fill="solid" draw:fill-color="#e7e6e6" draw:opacity="100%"/>
      <style:paragraph-properties fo:hyphenation-ladder-count="no-limit" fo:background-color="#e7e6e6" fo:padding-left="0.141cm" fo:padding-right="0cm" fo:padding-top="0cm" fo:padding-bottom="0cm" fo:border-left="2.24pt solid #323e4f" fo:border-right="none" fo:border-top="none" fo:border-bottom="none" style:shadow="none"/>
      <style:text-properties fo:color="#323e4f" loext:opacity="100%" style:font-name="Consolas" fo:font-family="Consolas" style:font-family-generic="modern" style:font-pitch="fixed" fo:font-weight="bold" style:font-weight-asian="bold" fo:hyphenate="false" loext:hyphenation-no-caps="false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44546a" loext:opacity="100%" fo:font-size="9pt" fo:language="fr" fo:country="MA" fo:font-style="italic" style:font-size-asian="9pt" style:font-style-asian="italic" style:font-size-complex="9pt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Citation_20_reda_20_Car" style:display-name="Citation reda Car" style:family="text" style:parent-style-name="Police_20_par_20_défaut">
      <style:text-properties fo:color="#323e4f" loext:opacity="100%" style:font-name="Times New Roman" fo:font-family="'Times New Roman'" style:font-family-generic="roman" style:font-pitch="variable" fo:font-size="14pt" fo:font-style="italic" fo:background-color="#eefbfc" style:font-size-asian="14pt" style:font-style-asian="italic" style:font-style-complex="italic"/>
    </style:style>
    <style:style style:name="cmd_20_Car" style:display-name="cmd Car" style:family="text" style:parent-style-name="Police_20_par_20_défaut">
      <style:text-properties fo:color="#323e4f" loext:opacity="100%" style:font-name="Consolas" fo:font-family="Consolas" style:font-family-generic="modern" style:font-pitch="fixed" fo:font-weight="bold" fo:background-color="#e7e6e6" style:font-weight-asian="bold"/>
    </style:style>
    <style:style style:name="Titre_20_1_20_Car" style:display-name="Titre 1 Car" style:family="text" style:parent-style-name="Police_20_par_20_défaut"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ed7d31" loext:opacity="100%" style:font-name="Calibri Light" fo:font-family="'Calibri Light'" style:font-family-generic="swiss" style:font-pitch="variable" fo:font-size="14pt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 style:parent-style-name="Police_20_par_20_défaut">
      <style:text-properties fo:color="#385623" loext:opacity="100%" style:font-name="Calibri Light" fo:font-family="'Calibri Light'" style:font-family-generic="swiss" style:font-pitch="variable" fo:font-size="14pt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fo:color="#c45911" loext:opacity="100%" style:font-name="Calibri Light" fo:font-family="'Calibri Light'" style:font-family-generic="swiss" style:font-pitch="variable" fo:font-size="26pt" fo:letter-spacing="-0.018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WW_5f_CharOUTLINELVL1" style:display-name="WW_CharOUTLINE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color="#385623" loext:opacity="100%" style:font-name="Calibri" fo:font-family="Calibri" style:font-family-generic="swiss" style:font-pitch="variable" fo:font-style="normal" fo:font-weight="bold" style:font-style-asian="normal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_5f_CharOUTLINELVL1" style:num-prefix="Chapitre " style:num-suffix=" :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/>
    <dc:description/>
    <dc:subject/>
    <meta:initial-creator>Reda Merbah</meta:initial-creator>
    <meta:creation-date>2023-02-10T10:21:00Z</meta:creation-date>
    <dc:date>2023-03-06T17:06:36.757000000</dc:date>
    <meta:editing-cycles>16</meta:editing-cycles>
    <meta:editing-duration>PT1H2M48S</meta:editing-duration>
    <meta:document-statistic meta:table-count="1" meta:image-count="0" meta:object-count="0" meta:page-count="2" meta:paragraph-count="49" meta:word-count="348" meta:character-count="1944" meta:non-whitespace-character-count="1626"/>
    <meta:template xlink:type="simple" xlink:actuate="onRequest" xlink:title="" xlink:href="../../../../../Téléchargements/CR_de_Réunion_avec_PO.odt/Normal.dotm"/>
  </office:meta>
</office:document-meta>
</file>